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7059c" officeooo:paragraph-rsid="0017059c"/>
    </style:style>
    <style:style style:name="P2" style:family="paragraph" style:parent-style-name="Text_20_body">
      <style:paragraph-properties fo:margin-top="0cm" fo:margin-bottom="0.247cm" style:contextual-spacing="false" fo:text-align="start" style:justify-single-word="false"/>
      <style:text-properties style:font-name="Liberation Sans" officeooo:rsid="0015f229" officeooo:paragraph-rsid="0015f229"/>
    </style:style>
    <style:style style:name="P3" style:family="paragraph" style:parent-style-name="Text_20_body">
      <style:paragraph-properties fo:text-align="end" style:justify-single-word="false" fo:break-before="column"/>
      <style:text-properties style:font-name="Liberation Sans" officeooo:rsid="0015f229" officeooo:paragraph-rsid="0015f229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.25cm" fo:margin-bottom="0.25cm" style:contextual-spacing="false" fo:text-align="center" style:justify-single-word="false" fo:text-indent="1cm" style:auto-text-indent="false" style:page-number="auto" fo:background-color="transparent"/>
      <style:text-properties style:font-name="Liberation Sans" officeooo:rsid="00179061" officeooo:paragraph-rsid="00179061"/>
    </style:style>
    <style:style style:name="P5" style:family="paragraph" style:parent-style-name="Title">
      <style:paragraph-properties fo:margin-top="0cm" fo:margin-bottom="0.25cm" style:contextual-spacing="false"/>
      <style:text-properties style:font-name="Liberation Serif"/>
    </style:style>
    <style:style style:name="P6" style:family="paragraph" style:parent-style-name="Header">
      <style:paragraph-properties fo:margin-top="0cm" fo:margin-bottom="0.25cm" style:contextual-spacing="false" fo:text-align="center" style:justify-single-word="false"/>
      <style:text-properties style:font-name="Liberation Serif" fo:font-size="14pt" style:font-size-asian="14pt" style:font-size-complex="14pt"/>
    </style:style>
    <style:style style:name="T1" style:family="text">
      <style:text-properties officeooo:rsid="0010c008"/>
    </style:style>
    <style:style style:name="T2" style:family="text">
      <style:text-properties officeooo:rsid="0015f229"/>
    </style:style>
    <style:style style:name="Sect1" style:family="section">
      <style:section-properties text:dont-balance-text-columns="true" fo:margin-left="0.499cm" fo:margin-right="0.499cm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.C.<text:line-break/>MİLLİ EĞİTİM BAKANLIĞI<text:line-break/>Süngülü Ortaokulu</text:p>
      <text:p text:style-name="P5"><text:span text:style-name="T1">2022-2023 Eğitim-Öğretim Yılı </text:span><text:span text:style-name="T2">12-A Sınıfı</text:span><text:span text:style-name="T1"><text:line-break/> </text:span><text:span text:style-name="T2">Tarih Dersi</text:span><text:span text:style-name="T1"> 1. Dönem 1. Yazılı Sınavı</text:span></text:p>
      <text:section text:style-name="Sect1" text:name="Bölüm1">
        <text:p text:style-name="P2">Öğrencinin;<text:line-break/>Adı ve SOYADI<text:tab/>:<text:line-break/>Numarası<text:tab/><text:tab/><text:tab/>:<text:line-break/>Puanı<text:tab/><text:tab/><text:tab/><text:tab/>:</text:p>
        <text:p text:style-name="P3"><text:date style:data-style-name="N36" text:date-value="2022-11-12T23:44:25.431999717" text:fixed="true">12.11.2022</text:date><text:line-break/>Sınav süresi 40 (kırk) dakikadır<text:line-break/>Ümit SEYHAN<text:line-break/>Tarih Öğretmeni</text:p>
      </text:section>
      <text:p text:style-name="P4">Aşağıdaki çoktan seçmeli soruların doğru cevaplarını işaretleyiniz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 style:master-page-name="">
      <style:paragraph-properties fo:margin-top="0cm" fo:margin-bottom="0.21cm" style:contextual-spacing="false" fo:line-height="100%" fo:text-align="center" style:justify-single-word="false" style:page-number="auto"/>
      <style:text-properties fo:font-size="14pt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contextual-spacing="false" style:page-number="auto"/>
      <style:text-properties fo:font-size="14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7059c" officeooo:paragraph-rsid="0017059c"/>
    </style:style>
    <style:page-layout style:name="Mpm1">
      <style:page-layout-properties fo:page-width="21.001cm" fo:page-height="29.7cm" style:num-format="1" style:print-orientation="portrait" fo:margin-top="1cm" fo:margin-bottom="1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Sayfa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7T20:39:57.067000000</meta:creation-date>
    <meta:editing-duration>PT37M47S</meta:editing-duration>
    <meta:editing-cycles>7</meta:editing-cycles>
    <meta:generator>LibreOffice/7.5.0.3$Windows_X86_64 LibreOffice_project/c21113d003cd3efa8c53188764377a8272d9d6de</meta:generator>
    <meta:initial-creator>Ümit SEYHAN</meta:initial-creator>
    <dc:date>2023-02-21T17:39:53.157000000</dc:date>
    <dc:creator>Ümit SEYHAN</dc:creator>
    <meta:document-statistic meta:table-count="0" meta:image-count="0" meta:object-count="0" meta:page-count="1" meta:paragraph-count="6" meta:word-count="46" meta:character-count="324" meta:non-whitespace-character-count="278"/>
  </office:meta>
</office:document-meta>
</file>